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CHEZ CASTILLO, ESTEBA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037466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ANCHEZ CASTILLO, ESTEBA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37466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20606900768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8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1/11/2021</text:p>
          </table:table-cell>
          <table:table-cell table:style-name="Tabla2.A2" office:value-type="string">
            <text:p text:style-name="P7">35476438</text:p>
          </table:table-cell>
          <table:table-cell table:style-name="Tabla2.A2" office:value-type="string">
            <text:p text:style-name="P7">82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ANUEL BALCAZAR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6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8:03:5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